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5833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514in" style:rel-column-width="6512*"/>
    </style:style>
    <style:style style:name="Table1.B" style:family="table-column">
      <style:table-column-properties style:column-width="9.5319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3" style:family="table-row">
      <style:table-row-properties fo:keep-together="auto"/>
    </style:style>
    <style:style style:name="Table1.4" style:family="table-row">
      <style:table-row-properties fo:keep-together="alway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5833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514in" style:rel-column-width="6510*"/>
    </style:style>
    <style:style style:name="Table2.B" style:family="table-column">
      <style:table-column-properties style:column-width="9.5319in" style:rel-column-width="59025*"/>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887f1"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ce6f"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a374" officeooo:paragraph-rsid="00dba37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27188" officeooo:paragraph-rsid="00e2718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35be3" officeooo:paragraph-rsid="00e35be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57c8b" officeooo:paragraph-rsid="00e57c8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e54fc" officeooo:paragraph-rsid="00ee54f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officeooo:paragraph-rsid="00d6a868"/>
    </style:style>
    <style:style style:name="P19" style:family="paragraph" style:parent-style-name="Doc-L1">
      <style:paragraph-properties fo:text-align="start" style:justify-single-word="false"/>
      <style:text-properties officeooo:paragraph-rsid="00df1a81"/>
    </style:style>
    <style:style style:name="P20" style:family="paragraph" style:parent-style-name="Doc-L1">
      <style:paragraph-properties fo:text-align="start" style:justify-single-word="false"/>
      <style:text-properties officeooo:paragraph-rsid="00e5d28d"/>
    </style:style>
    <style:style style:name="P21" style:family="paragraph" style:parent-style-name="Doc-L1">
      <style:paragraph-properties fo:text-align="start" style:justify-single-word="false"/>
      <style:text-properties officeooo:paragraph-rsid="00e8cf8e"/>
    </style:style>
    <style:style style:name="P22" style:family="paragraph" style:parent-style-name="Doc-L1">
      <style:text-properties officeooo:rsid="0022ce6f" officeooo:paragraph-rsid="002e4e63"/>
    </style:style>
    <style:style style:name="P23" style:family="paragraph" style:parent-style-name="Doc-L1">
      <style:text-properties officeooo:rsid="0022ce6f" officeooo:paragraph-rsid="0029d008"/>
    </style:style>
    <style:style style:name="P24" style:family="paragraph" style:parent-style-name="Doc-L1">
      <style:paragraph-properties fo:text-align="start" style:justify-single-word="false"/>
      <style:text-properties officeooo:rsid="0014d8d5" officeooo:paragraph-rsid="00d6a868"/>
    </style:style>
    <style:style style:name="P25" style:family="paragraph" style:parent-style-name="Doc-L1">
      <style:paragraph-properties fo:text-align="start" style:justify-single-word="false"/>
      <style:text-properties officeooo:rsid="00df1a81" officeooo:paragraph-rsid="00df1a81"/>
    </style:style>
    <style:style style:name="P26" style:family="paragraph" style:parent-style-name="Doc-L1">
      <style:paragraph-properties fo:text-align="start" style:justify-single-word="false"/>
      <style:text-properties officeooo:rsid="00e0d09c" officeooo:paragraph-rsid="00e0d09c"/>
    </style:style>
    <style:style style:name="P27" style:family="paragraph" style:parent-style-name="RefNumber">
      <style:text-properties officeooo:rsid="002bac07" officeooo:paragraph-rsid="002bac07"/>
    </style:style>
    <style:style style:name="P28" style:family="paragraph" style:parent-style-name="RefNumber">
      <style:text-properties officeooo:rsid="002f92ed" officeooo:paragraph-rsid="002f92ed"/>
    </style:style>
    <style:style style:name="P29" style:family="paragraph" style:parent-style-name="RefNumber">
      <style:text-properties officeooo:rsid="0064419a" officeooo:paragraph-rsid="0064419a"/>
    </style:style>
    <style:style style:name="P30" style:family="paragraph" style:parent-style-name="RefNumber">
      <style:text-properties officeooo:rsid="00683f9c" officeooo:paragraph-rsid="00683f9c"/>
    </style:style>
    <style:style style:name="P31" style:family="paragraph" style:parent-style-name="RefNumber">
      <style:text-properties officeooo:rsid="008b6ddd" officeooo:paragraph-rsid="008b6ddd"/>
    </style:style>
    <style:style style:name="P32" style:family="paragraph" style:parent-style-name="RefNumber">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RefNumber">
      <style:text-properties officeooo:rsid="00205660" officeooo:paragraph-rsid="00205660"/>
    </style:style>
    <style:style style:name="P3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text-properties officeooo:rsid="00205660" officeooo:paragraph-rsid="00efdbf0"/>
    </style:style>
    <style:style style:name="P37" style:family="paragraph" style:parent-style-name="Doc-L1">
      <style:text-properties officeooo:rsid="00efdbf0" officeooo:paragraph-rsid="00efdbf0"/>
    </style:style>
    <style:style style:name="P38" style:family="paragraph" style:parent-style-name="Doc-L1">
      <style:paragraph-properties fo:text-align="start" style:justify-single-word="false"/>
      <style:text-properties officeooo:paragraph-rsid="00f93bbd"/>
    </style:style>
    <style:style style:name="P3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32208" officeooo:paragraph-rsid="00f3220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57c8b" officeooo:paragraph-rsid="00e57c8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93bbd" officeooo:paragraph-rsid="00f93bb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ce6f" officeooo:paragraph-rsid="00fe0e4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00e82" officeooo:paragraph-rsid="01000e8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Doc-L1">
      <style:text-properties officeooo:rsid="00f696a0" officeooo:paragraph-rsid="00f696a0"/>
    </style:style>
    <style:style style:name="P45" style:family="paragraph" style:parent-style-name="Doc-L1">
      <style:text-properties officeooo:rsid="00f8bb77" officeooo:paragraph-rsid="00f8bb77"/>
    </style:style>
    <style:style style:name="P46" style:family="paragraph" style:parent-style-name="Standard">
      <style:text-properties officeooo:rsid="01034978" officeooo:paragraph-rsid="01034978"/>
    </style:style>
    <style:style style:name="T1" style:family="text">
      <style:text-properties fo:font-style="italic" style:font-style-asian="italic" style:font-style-complex="italic"/>
    </style:style>
    <style:style style:name="T2" style:family="text">
      <style:text-properties fo:font-style="italic" officeooo:rsid="00dab0fb" style:font-style-asian="italic" style:font-style-complex="italic"/>
    </style:style>
    <style:style style:name="T3" style:family="text">
      <style:text-properties fo:font-style="italic" officeooo:rsid="00e6da96" style:font-style-asian="italic" style:font-style-complex="italic"/>
    </style:style>
    <style:style style:name="T4" style:family="text">
      <style:text-properties fo:font-style="italic" officeooo:rsid="00fe0e49"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f4aedc" style:font-style-asian="italic" style:font-weight-asian="bold" style:font-style-complex="italic" style:font-weight-complex="bold"/>
    </style:style>
    <style:style style:name="T7" style:family="text">
      <style:text-properties officeooo:rsid="0029d008"/>
    </style:style>
    <style:style style:name="T8" style:family="text">
      <style:text-properties officeooo:rsid="002e4e63"/>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81e8f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d6a868"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d887f1"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dba374"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dd29e9"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e0d09c"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e27188"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e75b2a"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e8cf8e"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efdbf0"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f93bbd"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fab351"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normal" officeooo:rsid="00fcd96a"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bold" officeooo:rsid="0081e8fc"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bold" officeooo:rsid="00d6a868" style:font-size-asian="12pt" style:font-style-asian="normal" style:font-weight-asian="bold" style:font-size-complex="12pt" style:font-style-complex="normal" style:font-weight-complex="bold"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bold" officeooo:rsid="00dba374" style:font-size-asian="12pt" style:font-style-asian="normal" style:font-weight-asian="bold" style:font-size-complex="12pt" style:font-style-complex="normal" style:font-weight-complex="bold"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normal" fo:text-shadow="none" style:text-underline-style="none" fo:font-weight="bold" officeooo:rsid="00f696a0" style:font-size-asian="12pt" style:font-style-asian="normal" style:font-weight-asian="bold" style:font-size-complex="12pt" style:font-style-complex="normal" style:font-weight-complex="bold" style:text-overline-style="none" style:text-overline-color="font-color"/>
    </style:style>
    <style:style style:name="T30" style:family="text">
      <style:text-properties fo:color="#000000" style:text-outline="false" style:text-line-through-style="none" style:text-line-through-type="none" style:font-name="Liberation Serif" fo:font-size="12pt" fo:font-style="italic" fo:text-shadow="none" style:text-underline-style="none" fo:font-weight="bold" officeooo:rsid="00dd29e9" style:font-size-asian="12pt" style:font-style-asian="italic" style:font-weight-asian="bold" style:font-size-complex="12pt" style:font-style-complex="italic" style:font-weight-complex="bold" style:text-overline-style="none" style:text-overline-color="font-color"/>
    </style:style>
    <style:style style:name="T31" style:family="text">
      <style:text-properties fo:color="#000000" style:text-outline="false" style:text-line-through-style="none" style:text-line-through-type="none" style:font-name="Liberation Serif" fo:font-size="12pt" fo:font-style="italic" fo:text-shadow="none" style:text-underline-style="none" fo:font-weight="normal" officeooo:rsid="00f93bbd" style:font-size-asian="12pt" style:font-style-asian="italic" style:font-weight-asian="normal" style:font-size-complex="12pt" style:font-style-complex="italic" style:font-weight-complex="normal"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fo:font-style="normal" fo:text-shadow="none" style:text-underline-style="none" fo:font-weight="normal" officeooo:rsid="00dd29e9"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fo:font-style="normal" fo:text-shadow="none" style:text-underline-style="none" fo:font-weight="normal" officeooo:rsid="00f93bbd"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fo:font-style="normal" fo:text-shadow="none" style:text-underline-style="none" fo:font-weight="normal" officeooo:rsid="00fab351"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e27188"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f93bbd"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font-weight="bold" style:font-weight-asian="bold" style:font-weight-complex="bold"/>
    </style:style>
    <style:style style:name="T39" style:family="text">
      <style:text-properties fo:font-weight="bold" officeooo:rsid="00f8bb77" style:font-weight-asian="bold" style:font-weight-complex="bold"/>
    </style:style>
    <style:style style:name="T40" style:family="text">
      <style:text-properties officeooo:rsid="00850c7e"/>
    </style:style>
    <style:style style:name="T41" style:family="text">
      <style:text-properties officeooo:rsid="00d6a868"/>
    </style:style>
    <style:style style:name="T42" style:family="text">
      <style:text-properties style:font-name="Liberation Sans" fo:font-size="18.2000007629395pt" fo:font-weight="bold" officeooo:rsid="00d6a868" style:font-name-asian="Noto Sans CJK SC" style:font-size-asian="18.2000007629395pt" style:font-weight-asian="bold" style:font-name-complex="Lohit Devanagari" style:font-size-complex="18.2000007629395pt" style:font-weight-complex="bold"/>
    </style:style>
    <style:style style:name="T43" style:family="text">
      <style:text-properties officeooo:rsid="00d887f1"/>
    </style:style>
    <style:style style:name="T44" style:family="text">
      <style:text-properties officeooo:rsid="00d96a61"/>
    </style:style>
    <style:style style:name="T45" style:family="text">
      <style:text-properties officeooo:rsid="00dab0fb"/>
    </style:style>
    <style:style style:name="T46" style:family="text">
      <style:text-properties style:text-outline="false" style:text-line-through-style="none" style:text-line-through-type="none" style:font-name="Liberation Serif" fo:font-size="12pt" fo:font-style="italic" fo:text-shadow="none" fo:font-weight="normal" officeooo:rsid="00e27188" style:font-size-asian="12pt" style:font-style-asian="italic" style:font-weight-asian="normal" style:font-size-complex="12pt" style:font-style-complex="italic" style:font-weight-complex="normal" style:text-overline-style="none" style:text-overline-color="font-color"/>
    </style:style>
    <style:style style:name="T47" style:family="text">
      <style:text-properties officeooo:rsid="00e5d28d"/>
    </style:style>
    <style:style style:name="T48" style:family="text">
      <style:text-properties officeooo:rsid="00e6da96"/>
    </style:style>
    <style:style style:name="T49" style:family="text">
      <style:text-properties officeooo:rsid="00e74b1c"/>
    </style:style>
    <style:style style:name="T50" style:family="text">
      <style:text-properties fo:color="#c9211e" fo:font-weight="bold" officeooo:rsid="00e74b1c" style:font-weight-asian="bold" style:font-weight-complex="bold"/>
    </style:style>
    <style:style style:name="T51" style:family="text">
      <style:text-properties fo:color="#c9211e" fo:font-weight="bold" officeooo:rsid="00fab351" style:font-weight-asian="bold" style:font-weight-complex="bold"/>
    </style:style>
    <style:style style:name="T52" style:family="text">
      <style:text-properties fo:color="#c9211e" fo:font-style="italic" fo:font-weight="bold" officeooo:rsid="00fab351" style:font-style-asian="italic" style:font-weight-asian="bold" style:font-style-complex="italic" style:font-weight-complex="bold"/>
    </style:style>
    <style:style style:name="T53" style:family="text">
      <style:text-properties fo:color="#c9211e" officeooo:rsid="00e74b1c"/>
    </style:style>
    <style:style style:name="T54" style:family="text">
      <style:text-properties officeooo:rsid="00e9d702"/>
    </style:style>
    <style:style style:name="T55" style:family="text">
      <style:text-properties officeooo:rsid="00efdbf0"/>
    </style:style>
    <style:style style:name="T56" style:family="text">
      <style:text-properties officeooo:rsid="00205660"/>
    </style:style>
    <style:style style:name="T57" style:family="text">
      <style:text-properties officeooo:rsid="00f74485"/>
    </style:style>
    <style:style style:name="T58" style:family="text">
      <style:text-properties officeooo:rsid="00f8bb77"/>
    </style:style>
    <style:style style:name="T59" style:family="text">
      <style:text-properties style:text-position="super 58%" officeooo:rsid="00fe9c55"/>
    </style:style>
    <style:style style:name="T60" style:family="text">
      <style:text-properties style:text-position="0% 100%"/>
    </style:style>
    <style:style style:name="T61" style:family="text">
      <style:text-properties officeooo:rsid="00fab351"/>
    </style:style>
    <style:style style:name="T62" style:family="text">
      <style:text-properties officeooo:rsid="00fcd96a"/>
    </style:style>
    <style:style style:name="T63" style:family="text">
      <style:text-properties officeooo:rsid="00fe0e49"/>
    </style:style>
    <style:style style:name="T64" style:family="text">
      <style:text-properties officeooo:rsid="00fe9c55"/>
    </style:style>
    <style:style style:name="T65" style:family="text">
      <style:text-properties officeooo:rsid="0103497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text:span text:style-name="T42">Chromo</text:span>-to-Diatonic-Dulcimer-TAB</text:h>
      <text:p text:style-name="P46">Release 1.0</text:p>
      <text:p text:style-name="P46"/>
      <text:p text:style-name="P3">This document contains additional code documentation for the <text:span text:style-name="T1">MtnDulcimer-TransCromoTABtoDiatonic</text:span>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P32">Ref#</text:p>
          </table:table-cell>
          <table:table-cell table:style-name="Table1.A1" office:value-type="string">
            <text:p text:style-name="P35">TO-DO Description</text:p>
          </table:table-cell>
        </table:table-row>
        <table:table-row table:style-name="Table1.2">
          <table:table-cell table:style-name="Table1.A2" office:value-type="string">
            <text:p text:style-name="P32"/>
          </table:table-cell>
          <table:table-cell table:style-name="Table1.A2" office:value-type="string">
            <text:p text:style-name="P43"><text:span text:style-name="T38">Grace Notes</text:span>. Add code to convert grace notes.</text:p>
          </table:table-cell>
        </table:table-row>
        <table:table-row table:style-name="Table1.3">
          <table:table-cell table:style-name="Table1.A2" office:value-type="string">
            <text:p text:style-name="P32"/>
          </table:table-cell>
          <table:table-cell table:style-name="Table1.A2" office:value-type="string">
            <text:p text:style-name="P43"><text:span text:style-name="T38">All Voices</text:span>. Add code to convert all 4 voices.</text:p>
          </table:table-cell>
        </table:table-row>
        <table:table-row table:style-name="Table1.4">
          <table:table-cell table:style-name="Table1.A4" office:value-type="string">
            <text:p text:style-name="P32"/>
          </table:table-cell>
          <table:table-cell table:style-name="Table1.A4" office:value-type="string">
            <text:p text:style-name="P17"/>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34">Documentation</text:p>
          </table:table-cell>
        </table:table-row>
        <table:table-row table:style-name="Table2.2">
          <table:table-cell table:style-name="Table2.A2" office:value-type="string">
            <text:p text:style-name="P27">C<text:span text:style-name="T40">D</text:span>-0<text:span text:style-name="T41">1</text:span></text:p>
          </table:table-cell>
          <table:table-cell table:style-name="Table2.A2" office:value-type="string">
            <text:p text:style-name="P18"><text:span text:style-name="T26">Determine </text:span><text:span text:style-name="T27">Fret Offset that W</text:span><text:span text:style-name="T26">ill Result in Correct Diatonic Fret #</text:span><text:span text:style-name="T12">. </text:span><text:span text:style-name="T13">To make the diatonic TAB I need to ‘fake out’ Musescore by re-pitching each TAB note to a lower pitch such that Musescore will assign it to the fret# that matches up to the diatonic+ layout. So, for example, a G on the melody (or Bass) string (in standard DAd tuning) will is fret #5 in chromatic fret numbering. For diatonic we want it to show up as fret #3. Fret #3 in diatonic is an F (in the key of D). So all I need to do is subtract (5 - 3) = </text:span><text:span text:style-name="T27">2</text:span><text:span text:style-name="T13"> from the chromatic note’s pitch. I have laid out all the offsets in the document: </text:span><text:span text:style-name="T5">PlugIn_CromoTAB2Diatonic_FretMap.ods</text:span>.</text:p>
            <text:p text:style-name="P24"><text:span text:style-name="T14">To obtain the new pitch</text:span><text:span text:style-name="T11">:</text:span></text:p>
            <text:p text:style-name="P7">1.<text:tab/>I <text:span text:style-name="T43">obtain the </text:span>chromatic string, fret,<text:span text:style-name="T43"> pitch and tpc values for the existing TAB note</text:span>.</text:p>
            <text:p text:style-name="P7">2.<text:tab/>I then use <text:span text:style-name="T43">a</text:span> diatonic fretboard array, that serve<text:span text:style-name="T43">s</text:span> as a chromatic to diatonic+ fret mapping, to obtain an offset value.</text:p>
            <text:p text:style-name="P8">3.<text:tab/>I subtract the offset value from both the chromatic note pitch <text:span text:style-name="T43">and the chromatic fret</text:span>.</text:p>
            <text:p text:style-name="P9">4.<text:tab/>I also use the offset to recalculate new tpc1 and tpc2 values. This is a bit messy, see Key Learning below, and then CD-00 for the related procedure details.</text:p>
            <text:p text:style-name="P9">5.<text:tab/>I then plug these new, offset adjusted, values into the TAB note so that Musescore will re-pitch/re-fret it.</text:p>
            <text:p text:style-name="P7"><text:span text:style-name="T43">6</text:span>.<text:tab/>One of the mapping arrays also tells me if it is a half-fret – so <text:span text:style-name="T43">when that </text:span>comes back ‘true’ then I add the staff-text for the + symbol next to the fret number.</text:p>
            <text:p text:style-name="P10"><text:span text:style-name="T5">KEY LEARNING-</text:span><text:span text:style-name="T6">A</text:span>: <text:span text:style-name="T43">You might think that Musescore would only need two parameters to unambiguously set the string and fret#. After all, there seems to be only two degrees of freedom here. But after a lot of experimenting, and having to get some help via two forum/issue postings on Musescore.org, I learned that you have to completely specify all of: </text:span><text:span text:style-name="Source_20_Text"><text:span text:style-name="T43">note.pitch</text:span></text:span><text:span text:style-name="T43">, </text:span><text:span text:style-name="Source_20_Text"><text:span text:style-name="T43">note.string</text:span></text:span><text:span text:style-name="T43">, </text:span><text:span text:style-name="Source_20_Text"><text:span text:style-name="T43">note.fret</text:span></text:span><text:span text:style-name="T43">, </text:span><text:span text:style-name="Source_20_Text"><text:span text:style-name="T43">note.tpc1</text:span></text:span><text:span text:style-name="T43">, and </text:span><text:span text:style-name="Source_20_Text"><text:span text:style-name="T43">note.tpc2</text:span></text:span><text:span text:style-name="T43">. </text:span><text:span text:style-name="Source_20_Text"><text:span text:style-name="T43">note.string</text:span></text:span><text:span text:style-name="T43"> is easy - as I am only adjusting the fret# the string will never change, so I can just keep that value as it is. </text:span><text:span text:style-name="T44">Both </text:span><text:span text:style-name="Source_20_Text"><text:span text:style-name="T44">note.pitch</text:span></text:span><text:span text:style-name="T44"> and </text:span><text:span text:style-name="Source_20_Text"><text:span text:style-name="T44">note.fret</text:span></text:span><text:span text:style-name="T44"> are simply computed using the keyboard offset array value; just simple subtraction. </text:span><text:span text:style-name="T45">The tpc values, however, require special handling. BTW, here’s what happened to me when I didn’t set the tpc values, when I simply ignored them: After the plugin ran everything looked fine, no issues. But when I then saved the score and reopened it, the modified TAB staff was a mess. See issue “</text:span><text:a xlink:type="simple" xlink:href="https://musescore.org/en/node/316484" text:style-name="Internet_20_link" text:visited-style-name="Visited_20_Internet_20_Link"><text:span text:style-name="T2">Changes to TAB made by PlugIn not saved</text:span></text:a><text:span text:style-name="T45">”. </text:span></text:p>
            <text:p text:style-name="P39"><text:span text:style-name="T5">KEY LEARNING-</text:span><text:span text:style-name="T6">B</text:span>: The fingering alignment and position offset parameters will only be effective if you first set the <text:span text:style-name="Source_20_Text">.autoplace</text:span> parameter to <text:span text:style-name="Source_20_Text">false</text:span>.</text:p>
            <text:p text:style-name="P39"/>
          </table:table-cell>
        </table:table-row>
        <table:table-row table:style-name="Table2.3">
          <table:table-cell table:style-name="Table2.A2" office:value-type="string">
            <text:p text:style-name="P33">C<text:span text:style-name="T40">D</text:span>-02</text:p>
          </table:table-cell>
          <table:table-cell table:style-name="Table2.A2" office:value-type="string">
            <text:p text:style-name="P36"><text:span text:style-name="T25">Half-Fret + Symbol Positionin</text:span><text:span text:style-name="T29">g and Font Size</text:span><text:span text:style-name="T11">. </text:span><text:span text:style-name="T9">By convention, so-called 'half frets' in the Mountain Dulcimer diatonic+ TAB formatting are indicated using the plus sign to the right of the fret number. Since Musescore is, of course, using pure integers for fret numbers </text:span><text:span text:style-name="T10">the </text:span><text:span text:style-name="T9">half-fret ‘</text:span><text:span text:style-name="T10">+’ symbol </text:span><text:span text:style-name="T9">has to be shown on the TAB using a </text:span><text:span text:style-name="T21">t</text:span><text:span text:style-name="T9">ext element </text:span><text:span text:style-name="T10">as </text:span>a work-around. <text:span text:style-name="T55">I was originally using Staff Text elements for this, but for this purpose Staff Text is troublesome because it isn’t tied to any specific note. As a consequence that text has a tendency to shift around as you reformat the score or staff.</text:span></text:p>
            <text:p text:style-name="P37">The way to go is to use ‘Fingering Text’ elements. <text:span text:style-name="T56">In tests that I have run ‘fingering’ text is explicitly associated with a specific note, and when I reformat the TAB staff it stays reasonably aligned with it’s associated note; unlike Staff Text. However, I have not been able to find any way to detect if the user has enabled fingering visibility in their TAB staff. Interestingly, even if they have not, fingering added via the plugin code will be in the score, even if not visible. Once the user checks the ‘Enable Fing</text:span>er<text:span text:style-name="T56">ing’ box in Advanced Properties the fingering text added via the plugin will immediately become visible. So, to compensate, what I </text:span>have done <text:span text:style-name="T56">is always pop up a closing dialog window that announces the successful conclusion of the plugin and provides the ‘Notice’ to the user to enable that staff property.</text:span></text:p>
            <text:p text:style-name="P37">I have also found that if I set the fingering text alignment property to: <text:span text:style-name="Source_20_Text">.align = "VMASK"</text:span> then I get a left-aligned, vertically centered, text element, which appears to hold it’s position to it’s parent note quite well across formatting and staff re-sizing changes.</text:p>
            <text:p text:style-name="P44"><text:span text:style-name="T39">Half-Fret Font Size</text:span><text:span text:style-name="T58">. </text:span>I have not been able to find any way to get the TAB staff’s font size. When I add fingering text it adds it using the score’s current default text font face and size values - which for me means 8pt. But if the user has gone into staff properties and changed those values, as I usually do to make the TAB staff bigger, I can’t find a way to retrieve the staff’s actual text, fingering, or fret-number font size. I have notice that in note properties the posY value does change as I change the <text:span text:style-name="T57">TAB </text:span>staff’s “<text:span text:style-name="T57">Line distance” values</text:span>. The value, tho, is some function of the string number. It appears that the top string is always ‘0.’ At <text:span text:style-name="T57">1.25sp line distance</text:span> the middle st<text:span text:style-name="T57">r</text:span>ing posY value is ‘1.5’; the bottom string has the value ‘3’. At <text:span text:style-name="T57">2.50sp line distance</text:span> the <text:span text:style-name="T57">middle string posY value is ‘2.5’ and the </text:span>bottom string posY value is ‘5.’ <text:span text:style-name="T57">Perhaps this could be used as some sort of proxy for fret font size, on the assumption that the user would generally be adjusting both values to keep some balance between the two.</text:span></text:p>
            <text:p text:style-name="P45">However - I think an argument can also be made for simply letting the fingering text font-face and size follow the ‘fingering’ text style. This way the user can define their desired parameters for this in a template and the plugin added half-frets will simply conform to that. Or, when the user tunes up the layout formatting post plugin run they can simply adjust the ‘Format | Style | Text Styles | Fingering to set the desired font face and size in one step. <text:span text:style-name="T5">&lt;&lt; -- At this point I have decided to go with this approach</text:span>.</text:p>
            <text:p text:style-name="P45"/>
            <text:p text:style-name="P22"><text:span text:style-name="T5">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1">cursor.element.notes.length</text:span>]. It is doing this dynamically every time a note is added via <text:span text:style-name="Source_20_Text">cursor.addNote()</text:span>. <text:span text:style-name="T7">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7">.notes[]</text:span></text:span><text:span text:style-name="T7"> array, with the result being that my last added note is always in the </text:span><text:span text:style-name="Source_20_Text"><text:span text:style-name="T7">oCursor.element.notes[0]</text:span></text:span><text:span text:style-name="T7"> position. <text:s/></text:span><text:span text:style-name="T8">BUT then, try as I might...and I did try for about an hour...I cannot retrieve string or fret from </text:span><text:span text:style-name="Source_20_Text"><text:span text:style-name="T7">oCursor.element.notes[0]</text:span></text:span><text:span text:style-name="T7">; </text:span><text:span text:style-name="T8">even tho I can get pitch and color. So, what’s with that??</text:span></text:p>
            <text:p text:style-name="P23"/>
          </table:table-cell>
        </table:table-row>
        <table:table-row table:style-name="Table2.4">
          <table:table-cell table:style-name="Table2.A2" office:value-type="string">
            <text:p text:style-name="P27">C<text:span text:style-name="T40">D</text:span>-03</text:p>
          </table:table-cell>
          <table:table-cell table:style-name="Table2.A2" office:value-type="string">
            <text:p text:style-name="P19"><text:span text:style-name="T28">Setting tpc Values</text:span><text:span text:style-name="T15">. </text:span><text:span text:style-name="T16">See CD-01 above as background. The Musescore user jeetee fixed my code to properly handle computing of the re-pitched tpc values. It took me a few hours to work out what he had done, but I believe I now understand what’s going on. “</text:span><text:span text:style-name="Source_20_Text"><text:span text:style-name="T33">tpc</text:span></text:span><text:span text:style-name="T16">” stands for </text:span><text:span text:style-name="T30">Tonal Pitch Class</text:span><text:span text:style-name="T16">. What it is doing is providing a parameter in the note object which tells Musescore how to display the note’s pitch. That is, enharmonic equivalent spellings. For example, MIDI pitch 57 is an A3; but in some keys you’d really represent that note as a Bbb (B-double-flat). So in such a case, in the note object the pitch stored is ‘57,’ but the tpc value would be 5, which would indicate a Bbb using Musescore’s internal tpc numbering system. See the posting: “</text:span><text:a xlink:type="simple" xlink:href="https://musescore.org/en/handbook/developers-handbook/plugin-development/tonal-pitch-class-enum" text:style-name="Internet_20_link" text:visited-style-name="Visited_20_Internet_20_Link"><text:span text:style-name="T1">Tonal Pitch Class enum</text:span></text:a>”<text:span text:style-name="T16"> </text:span></text:p>
            <text:p text:style-name="P25"><text:span text:style-name="T16">t</text:span><text:span text:style-name="T9">pc1 is the tpc value for the note’s “concert pitch.” tpc2 is for the note’s normal (for regular humans?) pitch - this is the tpc value used whenever concert pitch is turned off. You might also note that there is a </text:span><text:span text:style-name="Source_20_Text"><text:span text:style-name="T32">note.tpc</text:span></text:span><text:span text:style-name="T9"> parameter, without any number. jeetee didn’t do anything in his code mods to affect this parameter. When I inspected via </text:span><text:span text:style-name="Source_20_Text"><text:span text:style-name="T32">console.log()</text:span></text:span><text:span text:style-name="T9"> debug statements what I saw was that this value was set automatically by Musescore internally to what was set for tpc1/2 (I am setting both tpc1 and tpc2 to the same value for every note). </text:span><text:span text:style-name="T18">So I assume that in this case Musescore is updating this parameter using the current ‘concert pitch’ setting of the score. (I fully admit that really don’t understand ‘concert pitch’ vs what Musescore is calling either ‘written’ pitch and/or ‘transposing instruments.’ But see handbook topic “</text:span><text:a xlink:type="simple" xlink:href="https://musescore.org/en/handbook/3/concert-pitch" text:style-name="Internet_20_link" text:visited-style-name="Visited_20_Internet_20_Link"><text:span text:style-name="Internet_20_link"><text:span text:style-name="T46">Concert Pitch</text:span></text:span></text:a><text:span text:style-name="T18">.”</text:span></text:p>
            <text:p text:style-name="P25"><text:span text:style-name="T16">W</text:span><text:span text:style-name="T9">hat jeetee did was create a 2-dimensional array that contains Musescore’s tpc schema, using the layout ‘Tonal Pitch Classes in pitch order’ per the above noted posting. The same fretboard offset value, as described in CD-01 above, can then be used to obtain the re-pitched tpc values. </text:span><text:span text:style-name="T17">However, this is not as simple as a straight subtraction. See below.</text:span></text:p>
            <text:p text:style-name="P26"><text:span text:style-name="T9">1.<text:tab/>The 2D array is set up as rows, which represent each note pitch, covering one octave. So, i.e., C, C#, D, D#, E, F, F#, G, G#, A, A#, B, B#. Then each row has three columns which represent each of the three possible variations on how a given note could be represented. E.g., a C could be represented as a B# (tpc value 26), a C (tpc value 14), or a Dbb (tpc value 2). </text:span><text:span text:style-name="T18">Note that there is an ‘NA’ (shown as the value ‘NaN’) value where G# and Ab are the same note, but in this one case there is no 3</text:span><text:span text:style-name="T36">rd</text:span><text:span text:style-name="T18"> alternative representation.</text:span></text:p>
            <text:p text:style-name="P14">2.<text:tab/>Given a TAB note to convert, step-1 is to find which row the existing note’s tpc value matches up to. This is done via brute force, using two nested for loops to search row/column-wise through the tpc array for a value that matches the existing note’s note.tpc value.</text:p>
            <text:p text:style-name="P15">3.<text:tab/>Given the tpc array row number, the diatonic fretboard offset value is then used to move backwards in the tpc array that many rows. To do this you have to think of the array as a closed circle. So when falling off the array into negative index values you have to force a loop-back to the bottom of the array. Likewise, when falling off the end of the array into index values greater than the length of the array you have to loop-back through to the start.</text:p>
            <text:p text:style-name="P15">4.<text:tab/>Now that the offset row has been found you can simply use the original column since, for TAB, we aren’t actually making any use of the tpc pitch-spelling so we don’t have to worry about that. EXCEPT for one condition - that ‘NA’ condition for G#. We could be moving back to the G#/Ab row, and be set on column 1, which is ‘NA’ - invalid. So we have to sense for this, and if detected, just set the tpc to the G#.</text:p>
            <text:p text:style-name="P11"/>
          </table:table-cell>
        </table:table-row>
        <table:table-row table:style-name="Table2.5">
          <table:table-cell table:style-name="Table2.A2" office:value-type="string">
            <text:p text:style-name="P28">C<text:span text:style-name="T40">D</text:span>-04</text:p>
          </table:table-cell>
          <table:table-cell table:style-name="Table2.A2" office:value-type="string">
            <text:p text:style-name="P16"><text:span text:style-name="T38">Validate TAB Staff</text:span>.</text:p>
            <text:p text:style-name="P16">As part of the validation procedure I want to make a good-faith attempt to be sure that we are on a TAB staff. <text:span text:style-name="T47">I would love to be able to validate that we are not </text:span>a linked staff, <text:span text:style-name="T47">but I cannot find any way to determine this. So the user has to know not to run the plugin against a linked TAB staff.</text:span></text:p>
            <text:p text:style-name="P41">There is no way to simply obtain the clef, or type of staff, directly from a <text:span text:style-name="Source_20_Text">Staff</text:span> object. Odd, but true. I spent a considerable amount of time and experimenting trying to work out how best to do this. As a result I did figure out the relationships between the following plugin API objects, which were not at all obvious to me starting out: Part, Staff, Instrument, Note; and Excerpt. The difference between how the terms ‘Part,’ and ‘Instrument’ are used and interacted with in the user interface vs inside plugin code really threw me off. I have documented the actual relationships in a diagram that is contained in the file: ER-diagrams.odp @ <text:a xlink:type="simple" xlink:href="https://github.com/JeffRocchio/Musescore-Plugin-Docs/blob/main/Classes/ER-diagrams.odp" text:style-name="Internet_20_link" text:visited-style-name="Visited_20_Internet_20_Link">https://github.com/JeffRocchio/Musescore-Plugin-Docs/blob/main/Classes/ER-diagrams.odp</text:a>.</text:p>
            <text:p text:style-name="P38"><text:span text:style-name="T22">So, with the above, it turns out that as a practical matter I can make this check quite simple. </text:span><text:span text:style-name="T31">First</text:span><text:span text:style-name="T22">, I assume that the ‘Part’ which the TAB staff we are going to operate on contains only 1 or 2 staffs; and that if it contains 2 staffs that is because one of them is the standard notation staff. (</text:span><text:span text:style-name="T24">F</text:span><text:span text:style-name="T22">or me, I actually put my dulcimer TAB staffs into the score as separate ‘Instruments/Parts’ so they are not even a 2</text:span><text:span text:style-name="T37">nd</text:span><text:span text:style-name="T22"> staff for the same Instrument/Part. </text:span><text:span text:style-name="T24">I find this give me more flexibility in making different player/part pages for engraving</text:span><text:span text:style-name="T22">). </text:span><text:span text:style-name="T31">Secondly</text:span><text:span text:style-name="T22">, because I do require the user to have a range selected, and because when the plugin performs </text:span><text:span text:style-name="Source_20_Text"><text:span text:style-name="T34">cursor.rewind</text:span></text:span><text:span text:style-name="T22"> it automatically puts the cursor on the staff that contains the range selection, </text:span><text:span text:style-name="T23">then all I really have to do is test to be sure that <text:s/></text:span><text:span text:style-name="Source_20_Text"><text:span text:style-name="T35">oCursor.element.staff.part.hasTabStaff</text:span></text:span><text:span text:style-name="T23"> is true. Now, it is true that if the user has selected a range on a non-TAB staff for a Part that also has the TAB staff they actually had intended to process then the validity test will be insufficient. What happens is that when the plugin goes to transform the notes it senses a </text:span><text:span text:style-name="Source_20_Text"><text:span text:style-name="T35">f</text:span></text:span><text:span text:style-name="Source_20_Text">ret number too low</text:span> <text:span text:style-name="T61">error (because standard notes all have the value ‘0’ for fret number so the procedure wants to make </text:span><text:span text:style-name="T62">any non-open string adjusted </text:span><text:span text:style-name="T61">fret number negative, </text:span><text:span text:style-name="T62">and I do test for this potential error condition in my code</text:span><text:span text:style-name="T61">). </text:span><text:span text:style-name="T51">&lt;&lt; -- </text:span><text:span text:style-name="T52">I could use this to improve my validity test</text:span><text:span text:style-name="T51">.</text:span></text:p>
            <text:p text:style-name="P21"><text:span text:style-name="T19">Note: The user could have made a selection that spans more than one staff. I </text:span><text:span text:style-name="T20">am also trapping for this possible error condition</text:span><text:span text:style-name="T19">.</text:span></text:p>
            <text:p text:style-name="P42"><text:span text:style-name="T5">KEY LEARNING</text:span>: <text:span text:style-name="T63">I</text:span><text:span text:style-name="T48">n the Plugin API a ‘</text:span><text:span text:style-name="T63">P</text:span><text:span text:style-name="T48">art’ </text:span><text:span text:style-name="T63">object</text:span><text:span text:style-name="T48"> is </text:span><text:span text:style-name="T3">a</text:span><text:span text:style-name="T4">lmost</text:span><text:span text:style-name="T48"> </text:span><text:span text:style-name="T63">a s</text:span><text:span text:style-name="T48">ynonym for ‘instrument.’ </text:span><text:span text:style-name="T63">It is a synonym for I</text:span><text:span text:style-name="T49">nstrument </text:span><text:span text:style-name="T63">when there is one staff for the instrument (e.g., a violin instrument with just the one treble clef staff) and there are no ‘instrument change’ events along the staff. The key tho is that ‘Part’ in the plugin API is not the same things as “Parts” in the user interface (the action that creates separate tab pages for different instruments). The thing that is called a Part in the user interface is known as an </text:span><text:span text:style-name="Source_20_Text"><text:span text:style-name="T63">Excerpt</text:span></text:span><text:span text:style-name="T63"> in plugin API.) OK, so, e.g., a normal Piano “instrument” has two staffs - the treble and bass staffs. Those two staffs, and the Piano as instrument, make up a </text:span><text:span text:style-name="Source_20_Text"><text:span text:style-name="T63">Part</text:span></text:span><text:span text:style-name="T63"> object in the API. </text:span><text:span text:style-name="T64">If you create a Mtn Dulcimer Instrument with both a standard staff and then a 2</text:span><text:span text:style-name="T59">nd</text:span><text:span text:style-name="T64"> TAB staff, you’d have a Part object that consists of a standard treble clef staff, a TAB staff, and the Mtn Dulcimer instrument. Now, it is also possible to place ‘change instrument’ events along the staff. I’ve never used that feature in a score, but I have tested this out as part of my explorations for this plugin. </text:span><text:span text:style-name="T49">When I add a text element to a note, and select the ‘Change Instrument’ text style, then in the inspector select Baritone Mtn Dulcimer, then in my code I see that <text:s/></text:span><text:span text:style-name="Source_20_Text"><text:span text:style-name="T48">oCursor.element.staff.part.instruments.length</text:span></text:span><text:span text:style-name="T48"> </text:span><text:span text:style-name="T49">returns the value 2. </text:span><text:span text:style-name="T54">I spent a fair bit of time really trying to understand the relationships between Part, Staff and Instrument. I have codified this into a data model, which I have put into my Musescore plugin documentation repository, in the document: </text:span><text:a xlink:type="simple" xlink:href="https://github.com/JeffRocchio/Musescore-Plugin-Docs/blob/main/Classes/ER-diagrams.odp" text:style-name="Internet_20_link" text:visited-style-name="Visited_20_Internet_20_Link"><text:span text:style-name="T54">ER-diagrams.odp</text:span></text:a><text:span text:style-name="T54">.</text:span></text:p>
            <text:p text:style-name="P20"/>
          </table:table-cell>
        </table:table-row>
        <table:table-row table:style-name="Table2.6">
          <table:table-cell table:style-name="Table2.A2" office:value-type="string">
            <text:p text:style-name="P29">C<text:span text:style-name="T40">D</text:span>-05</text:p>
          </table:table-cell>
          <table:table-cell table:style-name="Table2.A2" office:value-type="string">
            <text:p text:style-name="P12"/>
          </table:table-cell>
        </table:table-row>
        <table:table-row table:style-name="Table2.7">
          <table:table-cell table:style-name="Table2.A2" office:value-type="string">
            <text:p text:style-name="P30">C<text:span text:style-name="T40">D</text:span>-06</text:p>
          </table:table-cell>
          <table:table-cell table:style-name="Table2.A2" office:value-type="string">
            <text:p text:style-name="P13"/>
          </table:table-cell>
        </table:table-row>
        <table:table-row table:style-name="TableLine94873998175520">
          <table:table-cell table:style-name="Table2.A2" office:value-type="string">
            <text:p text:style-name="P31"/>
          </table:table-cell>
          <table:table-cell table:style-name="Table2.A2" office:value-type="string">
            <text:p text:style-name="P6"/>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5-09T17:56:07.279677275</dc:date>
    <meta:editing-duration>PT20H48M2S</meta:editing-duration>
    <meta:editing-cycles>122</meta:editing-cycles>
    <meta:generator>LibreOffice/6.4.7.2$Linux_X86_64 LibreOffice_project/40$Build-2</meta:generator>
    <meta:document-statistic meta:table-count="2" meta:image-count="0" meta:object-count="0" meta:page-count="1" meta:paragraph-count="47" meta:word-count="2678" meta:character-count="15107" meta:non-whitespace-character-count="12469"/>
  </office:meta>
</office:document-meta>
</file>